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580000001F5E87A96E919906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WenQuanYi Zen Hei2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6" svg:font-family="'Liberation Sans'" style:font-adornments="Standard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2">
      <style:graphic-properties draw:fill-color="#ffffff" fo:min-height="14.686cm"/>
    </style:style>
    <style:style style:name="pr4" style:family="presentation" style:parent-style-name="Standard-subtitle" style:list-style-name="L2">
      <style:graphic-properties draw:fill-color="#ffffff" fo:min-height="14.68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 style:list-style-name="L2">
      <style:graphic-properties svg:stroke-color="#00a933" draw:fill-color="#ffffff" fo:min-height="14.686cm"/>
    </style:style>
    <style:style style:name="pr7" style:family="presentation" style:parent-style-name="Standard-subtitle" style:list-style-name="L2">
      <style:graphic-properties draw:fill-color="#ffffff" fo:min-height="14.686cm"/>
    </style:style>
    <style:style style:name="pr8" style:family="presentation" style:parent-style-name="Standard-subtitle" style:list-style-name="L2">
      <style:graphic-properties draw:fill-color="#ffffff" fo:min-height="14.686cm"/>
    </style:style>
    <style:style style:name="pr9" style:family="presentation" style:parent-style-name="Standard-subtitle" style:list-style-name="L2">
      <style:graphic-properties draw:fill-color="#ffffff" fo:min-height="14.686cm"/>
    </style:style>
    <style:style style:name="pr10" style:family="presentation" style:parent-style-name="Standard-subtitle" style:list-style-name="L2">
      <style:graphic-properties draw:fill-color="#ffffff" fo:min-height="14.686cm"/>
    </style:style>
    <style:style style:name="pr11" style:family="presentation" style:parent-style-name="Standard-subtitle" style:list-style-name="L2">
      <style:graphic-properties draw:fill-color="#ffffff" fo:min-height="14.686cm"/>
    </style:style>
    <style:style style:name="pr12" style:family="presentation" style:parent-style-name="Standard-subtitle" style:list-style-name="L2">
      <style:graphic-properties draw:fill-color="#ffffff" fo:min-height="14.686cm"/>
    </style:style>
    <style:style style:name="P1" style:family="paragraph">
      <style:paragraph-properties fo:margin-top="0.6cm" fo:margin-bottom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style:font-name="Liberation Mono1" fo:font-size="28pt" style:font-size-asian="28pt" style:font-size-complex="28pt"/>
    </style:style>
    <style:style style:name="P10" style:family="paragraph">
      <style:paragraph-properties fo:margin-top="1.5cm" fo:margin-bottom="1.5cm" fo:text-align="center"/>
      <style:text-properties style:font-name="Liberation Mono1" fo:font-size="28pt" style:font-size-asian="28pt" style:font-size-complex="28pt"/>
    </style:style>
    <style:style style:name="P11" style:family="paragraph">
      <style:paragraph-properties fo:margin-top="0cm" fo:margin-bottom="0.4cm"/>
    </style:style>
    <style:style style:name="P12" style:family="paragraph">
      <style:text-properties style:font-name="Liberation Mono1"/>
    </style:style>
    <style:style style:name="P13" style:family="paragraph">
      <style:paragraph-properties fo:margin-top="1.5cm" fo:margin-bottom="0.5cm" fo:text-align="center"/>
    </style:style>
    <style:style style:name="P14" style:family="paragraph">
      <style:paragraph-properties fo:margin-top="0cm" fo:margin-bottom="0.5cm"/>
      <style:text-properties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top="1cm" fo:margin-bottom="0.5cm" fo:text-align="center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top="0cm" fo:margin-bottom="0.5cm" fo:text-align="start"/>
      <style:text-properties fo:font-size="24pt" style:font-size-asian="24pt" style:font-size-complex="24pt"/>
    </style:style>
    <style:style style:name="P19" style:family="paragraph">
      <style:paragraph-properties fo:margin-top="1cm" fo:margin-bottom="1.5cm" fo:text-align="center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paragraph-properties fo:margin-top="0cm" fo:margin-bottom="1.5cm" fo:text-align="center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text-properties fo:font-size="32pt"/>
    </style:style>
    <style:style style:name="P24" style:family="paragraph">
      <style:paragraph-properties fo:margin-top="1cm" fo:margin-bottom="0.5cm"/>
    </style:style>
    <style:style style:name="P25" style:family="paragraph">
      <style:paragraph-properties fo:margin-top="1cm" fo:margin-bottom="1cm" fo:text-align="center"/>
    </style:style>
    <style:style style:name="P26" style:family="paragraph">
      <style:paragraph-properties fo:margin-top="1cm" fo:margin-bottom="0.5cm"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5" fo:font-size="36pt" style:font-size-asian="36pt" style:font-size-complex="36pt"/>
    </style:style>
    <style:style style:name="T8" style:family="text">
      <style:text-properties fo:color="#00a933" fo:font-size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Mono1"/>
    </style:style>
    <style:style style:name="T12" style:family="text">
      <style:text-properties style:font-name="Liberation Mono1" fo:font-size="24pt" style:font-size-asian="24pt" style:font-size-complex="24pt"/>
    </style:style>
    <style:style style:name="T13" style:family="text">
      <style:text-properties style:font-name="Liberation Sans1" fo:font-size="36pt" style:font-size-asian="36pt" style:font-size-complex="3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3pt" fo:font-style="normal" fo:text-shadow="none" style:text-underline-style="none" fo:font-weight="normal" style:letter-kerning="true" style:font-name-asian="WenQuanYi Zen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1" fo:font-size="23pt" style:font-size-asian="23pt" style:font-size-complex="23pt"/>
    </style:style>
    <style:style style:name="T17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18" style:family="text">
      <style:text-properties style:font-name="Liberation Mono1" fo:font-size="36pt" style:font-size-asian="36pt" style:font-size-complex="36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style:font-name="Liberation Sans1"/>
    </style:style>
    <style:style style:name="T21" style:family="text">
      <style:text-properties style:font-name="Liberation Mono1" fo:font-size="22pt" style:font-size-asian="22pt" style:font-size-complex="2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beration Sans1" fo:font-size="40pt" style:font-size-asian="40pt" style:font-size-complex="4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a933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7.6cm" presentation:class="title" presentation:user-transformed="true">
          <draw:text-box>
            <text:p>Ein Python-init für Docker<text:line-break/>(und Kubernetes)</text:p>
          </draw:text-box>
        </draw:frame>
        <draw:frame draw:style-name="gr1" draw:text-style-name="P2" draw:layer="layout" svg:width="26cm" svg:height="4.6cm" svg:x="1.4cm" svg:y="14cm">
          <draw:text-box>
            <text:p>Alle Rechte an dieser Präsentation: Andreas Krüger, <text:a xlink:href="mailto:andreas.krueger@famsik.de" xlink:type="simple">andreas.krueger@famsik.de</text:a>, 2020</text:p>
            <text:p text:style-name="P1">Dieses Werk ist lizenziert unter einer Creative Commons<text:line-break/>Namensnennung - Weitergabe unter gleichen Bedingungen 4.0 International <text:a xlink:href="https://creativecommons.org/licenses/by-sa/4.0/" xlink:type="simple">Lizenz</text:a>. <text:line-break/></text:p>
          </draw:text-box>
        </draw:frame>
        <draw:frame draw:style-name="gr2" draw:text-style-name="P3" draw:layer="layout" svg:width="2.327cm" svg:height="1cm" svg:x="23.873cm" svg:y="17.2cm">
          <draw:image xlink:href="Pictures/10000201000000580000001F5E87A96E919906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3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5"><text:span text:style-name="T1">Linux-Bootprozess und init</text:span></text:p>
              </text:list-item>
              <text:list-item>
                <text:p text:style-name="P5"><text:span text:style-name="T1">Signale</text:span></text:p>
              </text:list-item>
              <text:list-item>
                <text:p text:style-name="P5"><text:span text:style-name="T1">Signale: init ist anders</text:span></text:p>
              </text:list-item>
              <text:list-item>
                <text:p text:style-name="P5"><text:span text:style-name="T1">Prozesse: system vs. Exec</text:span></text:p>
              </text:list-item>
              <text:list-item>
                <text:p text:style-name="P5"><text:span text:style-name="T1">Prozesse: Returnwert</text:span></text:p>
              </text:list-item>
              <text:list-item>
                <text:p text:style-name="P5"><text:span text:style-name="T1">Verwaiste Prozesse</text:span></text:p>
              </text:list-item>
              <text:list-item>
                <text:p text:style-name="P5"><text:span text:style-name="T1">Init: Das Waisenhaus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4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5"><text:span text:style-name="T2">Linux-Bootprozess und init</text:span></text:p>
              </text:list-item>
              <text:list-item>
                <text:p text:style-name="P5"><text:span text:style-name="T1">Signale</text:span></text:p>
              </text:list-item>
              <text:list-item>
                <text:p text:style-name="P5"><text:span text:style-name="T1">Signale: init ist anders</text:span></text:p>
              </text:list-item>
              <text:list-item>
                <text:p text:style-name="P5"><text:span text:style-name="T1">Prozesse: system vs. Exec</text:span></text:p>
              </text:list-item>
              <text:list-item>
                <text:p text:style-name="P5"><text:span text:style-name="T1">Prozesse: Returnwert</text:span></text:p>
              </text:list-item>
              <text:list-item>
                <text:p text:style-name="P5"><text:span text:style-name="T1">Verwaiste Prozesse</text:span></text:p>
              </text:list-item>
              <text:list-item>
                <text:p text:style-name="P5"><text:span text:style-name="T1">Init: Das Waisenhaus</text:span></text:p>
              </text:list-item>
            </text:list>
            <text:p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-Bootprozess<text:line-break/><text:span text:style-name="T3">(vereinfacht)</text:span></text:p>
          </draw:text-box>
        </draw:frame>
        <draw:frame presentation:style-name="pr5" draw:layer="layout" svg:width="25.199cm" svg:height="12.179cm" svg:x="1.4cm" svg:y="5.6cm" presentation:class="outline" presentation:user-transformed="true">
          <draw:text-box>
            <text:list text:style-name="L3">
              <text:list-item>
                <text:p>BIOS oder UEFI lädt Bootloader, z.B. grub</text:p>
              </text:list-item>
              <text:list-item>
                <text:p>grub lädt Kernel + Initrd ("initial RAM disk")</text:p>
              </text:list-item>
              <text:list-item>
                <text:p>Kernel startet</text:p>
              </text:list-item>
              <text:list-item>
                <text:p>Kernel mount-et Initrd als Dateisystem /</text:p>
              </text:list-item>
              <text:list-item>
                <text:p>Kernel startet das init-Programm</text:p>
              </text:list-item>
              <text:list-item>
                <text:p>Das init-Programm initialisiert Dateisysteme<text:line-break/>und Prozesse nach Wuns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Linux-Shutdown</text:span><text:span text:style-name="T4"><text:line-break/></text:span><text:span text:style-name="T3">(vereinfacht)</text:span></text:p>
          </draw:text-box>
        </draw:frame>
        <draw:frame presentation:style-name="pr5" draw:layer="layout" svg:width="25.199cm" svg:height="3.686cm" svg:x="1.4cm" svg:y="8.6cm" presentation:class="outline" presentation:user-transformed="true">
          <draw:text-box>
            <text:p text:style-name="P8">Wenn das init – Programm aufhört, zu laufen<text:line-break/>macht der Kernel das Licht aus.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"init" ist nur ein Na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ür die Sonderrollen von init ist es egal, wie das Programm heißt.</text:p>
              </text:list-item>
              <text:list-item>
                <text:p>Wichtig ist nur, dass es die Prozessnummer 1 hat.</text:p>
              </text:list-item>
              <text:list-item>
                <text:p>Die Prozessnummer 1 hat der erste Prozess,<text:line-break/>den der Kernel gestartet hat.</text:p>
              </text:list-item>
              <text:list-item>
                <text:p>(Ein Prozess kann abdanken und einen Nachfolger bestimmen, der die Prozessnummer übernimmt. Das kommt noch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 (2 Terminals)</text:p>
          </draw:text-box>
        </draw:frame>
        <draw:frame presentation:style-name="pr5" draw:text-style-name="P9" draw:layer="layout" svg:width="25.199cm" svg:height="14.2cm" svg:x="1.8cm" svg:y="4cm" presentation:class="outline" presentation:user-transformed="true">
          <draw:text-box>
            <text:list text:style-name="L3">
              <text:list-item>
                <text:p text:style-name="P9"><text:span text:style-name="T5">docker pull python:3.8-buster</text:span></text:p>
                <text:p text:style-name="P9"><text:span text:style-name="T6">time docker run -ti </text:span><text:span text:style-name="T5">--rm --name=nn \</text:span><text:span text:style-name="T5"><text:line-break/></text:span><text:span text:style-name="T5">python:3.8-buster \</text:span><text:span text:style-name="T5"><text:line-break/></text:span><text:span text:style-name="T5">python3 -c 'import time; time.sleep(30)'</text:span></text:p>
              </text:list-item>
              <text:list-item>
                <text:p text:style-name="P9"><text:span text:style-name="T5">docker exec nn ps -fax</text:span></text:p>
                <text:p text:style-name="P10"><text:span text:style-name="T7">Der in einem Dockercontainer</text:span><text:span text:style-name="T7"><text:line-break/></text:span><text:span text:style-name="T7">gestartete Prozess ist dort "init"</text:span><text:span text:style-name="T7"><text:line-break/></text:span><text:span text:style-name="T7">(hat Prozessnummer 1).</text:span></text:p>
                <text:p text:style-name="P10"><text:span text:style-name="T7">Ein Kubernetes POD ist normalerweise auch nur</text:span><text:span text:style-name="T7"><text:line-break/></text:span><text:span text:style-name="T7">ein (oder mehrere) Dockercontain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6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5"><text:span text:style-name="T1">Linux-Bootprozess und init </text:span><text:span text:style-name="T8">✔</text:span></text:p>
              </text:list-item>
              <text:list-item>
                <text:p text:style-name="P5"><text:span text:style-name="T2">Signale</text:span></text:p>
              </text:list-item>
              <text:list-item>
                <text:p text:style-name="P5"><text:span text:style-name="T1">Signale: init ist anders</text:span></text:p>
              </text:list-item>
              <text:list-item>
                <text:p text:style-name="P5"><text:span text:style-name="T1">Prozesse: system vs. Exec</text:span></text:p>
              </text:list-item>
              <text:list-item>
                <text:p text:style-name="P5"><text:span text:style-name="T1">Prozesse: Returnwert</text:span></text:p>
              </text:list-item>
              <text:list-item>
                <text:p text:style-name="P5"><text:span text:style-name="T1">Verwaiste Prozesse</text:span></text:p>
              </text:list-item>
              <text:list-item>
                <text:p text:style-name="P5"><text:span text:style-name="T1">Init: Das Waisenhaus</text:span></text:p>
              </text:list-item>
            </text:list>
            <text:p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gnale</text:p>
          </draw:text-box>
        </draw:frame>
        <draw:frame presentation:style-name="pr5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Mechanismus für den Kernel, dem Programm etwas mitzuteilen</text:p>
              </text:list-item>
              <text:list-item>
                <text:p>Verschiedene Signale, Namen oder Zahl synonym</text:p>
              </text:list-item>
            </text:list>
            <text:list text:style-name="L4">
              <text:list-item>
                <text:p text:style-name="P11"><text:span text:style-name="T9">Beispiele:</text:span></text:p>
              </text:list-item>
            </text:list>
            <text:list text:style-name="L5">
              <text:list-item>
                <text:list>
                  <text:list-item>
                    <text:p>Du schreibst in eine Pipe, die niemand liest (SIGPIPE, 7)</text:p>
                  </text:list-item>
                  <text:list-item>
                    <text:p>Dein Terminal ist weg (SIGHUP, 1)</text:p>
                  </text:list-item>
                  <text:list-item>
                    <text:p>Du greifst illegal auf Speicher zu (SIGSEGV, 11)</text:p>
                  </text:list-item>
                  <text:list-item>
                    <text:p><text:span text:style-name="T10">Mach bitte Feierabend (SIGTERM, 15)</text:span></text:p>
                  </text:list-item>
                  <text:list-item>
                    <text:p>Du bist tot (SIGKILL, 9)</text:p>
                  </text:list-item>
                </text:list>
              </text:list-item>
            </text:list>
            <text:list text:style-name="L3">
              <text:list-item>
                <text:p>Komplette Liste (mehrere Dutzend Signale):<text:line-break/><text:tab/><text:span text:style-name="T11">man 7 sig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gnale entgegennehmen</text:p>
          </draw:text-box>
        </draw:frame>
        <draw:frame presentation:style-name="pr5" draw:layer="layout" svg:width="25.199cm" svg:height="13.6cm" svg:x="1.4cm" svg:y="4.343cm" presentation:class="outline" presentation:user-transformed="true">
          <draw:text-box>
            <text:list text:style-name="L3">
              <text:list-item>
                <text:p>Das Programm registriert beim Kernel einen "Signal Handler".</text:p>
              </text:list-item>
              <text:list-item>
                <text:p>Das ist eine Funktion, die der Kernel aufruft, wenn er das Signal abgeben will.</text:p>
              </text:list-item>
              <text:list-item>
                <text:p>Das passiert mittendrin, <text:span text:style-name="T10">nebenläufig,</text:span> wenn der Kernel will, unabhängig vom Programmfluss.</text:p>
              </text:list-item>
              <text:list-item>
                <text:p>Man sagt auch, man habe das Signal "gefangen".</text:p>
              </text:list-item>
              <text:list-item>
                <text:p>Ausnahme: Signal sigkill 9 "du bist tot"<text:line-break/>kann nicht gefangen werden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gnale mit Python<text:line-break/><text:span text:style-name="T3">Parallelität wird manchmal etwas unangenehm</text:span></text:p>
          </draw:text-box>
        </draw:frame>
        <draw:frame presentation:style-name="pr5" draw:layer="layout" svg:width="25.8cm" svg:height="12.179cm" svg:x="1.4cm" svg:y="5.621cm" presentation:class="outline" presentation:user-transformed="true">
          <draw:text-box>
            <text:list text:style-name="L3">
              <text:list-item>
                <text:p>Handlerfunktion an <text:span text:style-name="T11">signal.signal</text:span> übergeben.</text:p>
              </text:list-item>
              <text:list-item>
                <text:p>Handleraufruf kommt auf dem "main Thread"</text:p>
              </text:list-item>
              <text:list-item>
                <text:p>… aber trotzdem nebenläufig!</text:p>
              </text:list-item>
              <text:list-item>
                <text:p>Synchronisation mit<text:span text:style-name="T11"> threading.Lock</text:span></text:p>
              </text:list-item>
              <text:list-item>
                <text:p>Deadlockgefahr: Main kann das Lock nicht abgeben, während Main (im Handler) auf das Lock wartet und Main deshalb blockiert.</text:p>
              </text:list-item>
              <text:list-item>
                <text:p>Mögliche Lösung: Handler startet neuen Thre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<text:span text:style-name="T11">sigterm</text:span> fangen</text:p>
          </draw:text-box>
        </draw:frame>
        <draw:frame presentation:style-name="pr5" draw:text-style-name="P12" draw:layer="layout" svg:width="21cm" svg:height="14.4cm" svg:x="3.4cm" svg:y="4cm" presentation:class="outline" presentation:user-transformed="true">
          <draw:text-box>
            <text:p text:style-name="P12"><text:span text:style-name="T11">import signal</text:span><text:span text:style-name="T11"><text:line-break/></text:span><text:span text:style-name="T11">import threading</text:span><text:span text:style-name="T11"><text:line-break/></text:span><text:span text:style-name="T11">import queue</text:span><text:span text:style-name="T11"><text:line-break/></text:span><text:span text:style-name="T11"><text:line-break/></text:span><text:span text:style-name="T11">lock = threading.Lock()</text:span><text:span text:style-name="T11"><text:line-break/></text:span><text:span text:style-name="T11">threads_to_be_joined = queue.Queue()</text:span></text:p>
            <text:p text:style-name="P12"><text:span text:style-name="T11"><text:line-break/></text:span><text:span text:style-name="T11">def terminate(): ...</text:span><text:span text:style-name="T11"><text:line-break/></text:span><text:span text:style-name="T11"><text:line-break/></text:span><text:span text:style-name="T11">def sigterm_handler(signo, stackframe):</text:span></text:p>
            <text:p text:style-name="P12"><text:span text:style-name="T11"><text:s text:c="2"/></text:span><text:span text:style-name="T11">def handle_in_thread():</text:span></text:p>
            <text:p text:style-name="P12"><text:span text:style-name="T11"><text:s text:c="4"/></text:span><text:span text:style-name="T11">threads_to_be_joined.put(threading.current_thread())</text:span></text:p>
            <text:p text:style-name="P12"><text:span text:style-name="T11"><text:s text:c="4"/></text:span><text:span text:style-name="T11">with lock:</text:span></text:p>
            <text:p text:style-name="P12"><text:span text:style-name="T11"><text:s text:c="6"/></text:span><text:span text:style-name="T11">terminate()</text:span></text:p>
            <text:p text:style-name="P12"><text:span text:style-name="T11"><text:s text:c="2"/></text:span><text:span text:style-name="T11">threading.Thread(target = handle_in_thread).start()</text:span></text:p>
            <text:p text:style-name="P12"><text:span text:style-name="T11"/></text:p>
            <text:p text:style-name="P12"><text:span text:style-name="T11">signal.signal(signal.SIGTERM, sigterm_handler)</text:span></text:p>
            <text:list text:style-name="L3">
              <text:list-header>
                <text:p text:style-name="P12"><text:span text:style-name="T11"/></text:p>
                <text:p text:style-name="P12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verhalt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Kernel will Signal abgeben, aber<text:line-break/>Programm hat keinen Handler dafür registriert?<text:line-break/>Dann greift (der Kernel zu) Standardverhalten.</text:p>
                <text:p text:style-name="P5">Was genau passiert, hängt vom konkreten Signal ab, das zugestellt werden soll.</text:p>
                <text:p>In der Regel wird das Programm abgeräum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7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5"><text:span text:style-name="T9">Linux-Bootprozess und init </text:span><text:span text:style-name="T8">✔</text:span></text:p>
              </text:list-item>
              <text:list-item>
                <text:p text:style-name="P5"><text:span text:style-name="T9">Signale </text:span><text:span text:style-name="T8">✔</text:span></text:p>
              </text:list-item>
              <text:list-item>
                <text:p text:style-name="P5"><text:span text:style-name="T2">Signale: init ist anders</text:span></text:p>
              </text:list-item>
              <text:list-item>
                <text:p text:style-name="P5"><text:span text:style-name="T1">Prozesse: system vs. Exec</text:span></text:p>
              </text:list-item>
              <text:list-item>
                <text:p text:style-name="P5"><text:span text:style-name="T1">Prozesse: Returnwert</text:span></text:p>
              </text:list-item>
              <text:list-item>
                <text:p text:style-name="P5"><text:span text:style-name="T1">Verwaiste Prozesse</text:span></text:p>
              </text:list-item>
              <text:list-item>
                <text:p text:style-name="P5"><text:span text:style-name="T1">Init: Das Waisenhaus</text:span></text:p>
              </text:list-item>
            </text:list>
            <text:p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 ist ander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8">Wenn<text:span text:style-name="T11"> init </text:span>fertig ist, falten Linux-Maschine oder Dockercontainer zusammen.</text:p>
            <text:p text:style-name="P13">Daher ist das Standardverhalten für init anders.</text:p>
            <text:p text:style-name="P13">Wenn der Kernel ein Signal an Prozess 1<text:line-break/>nicht zustellen kann, ignoriert er e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1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4"><text:span text:style-name="T12">python3 -c 'import time; time.sleep(60)'</text:span></text:p>
              </text:list-item>
            </text:list>
            <text:list text:style-name="L3">
              <text:list-item>
                <text:p text:style-name="P15"><text:span text:style-name="T12">ps ax | grep -P '\d python3.+import time'</text:span><text:span text:style-name="T12"><text:line-break/></text:span><text:span text:style-name="T12">kill -9 NNNNN</text:span></text:p>
              </text:list-item>
            </text:list>
            <text:p text:style-name="P16"><text:span text:style-name="T13">Anschließend dasselbe im Dockercontainer</text:span></text:p>
            <text:p text:style-name="P16"><text:span text:style-name="T13">erste Zeile mit vorgestelltem</text:span><text:span text:style-name="T13"><text:line-break/></text:span><text:span text:style-name="T12">docker run --name nn -ti --rm python:3.8-buster</text:span></text:p>
            <text:p text:style-name="P17"><text:span text:style-name="T13">die anderen beiden in der Shell</text:span><text:span text:style-name="T13"><text:line-break/></text:span><text:span text:style-name="T12">docker exec -ti nn /bin/bash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1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8"><text:span text:style-name="T14">Dieses init hat keinen Handler für Sigterm:</text:span></text:p>
                <text:p text:style-name="P18"><text:span text:style-name="T15">docker run --name nn -ti --rm python:3.8-buster \</text:span><text:span text:style-name="T15"><text:line-break/></text:span><text:span text:style-name="T15"> <text:s/></text:span><text:span text:style-name="T16">python3 -c 'import time; time.sleep(120)'</text:span></text:p>
              </text:list-item>
            </text:list>
            <text:p text:style-name="P19"><text:span text:style-name="T17">Das kann Docker (Kubernetes)</text:span><text:span text:style-name="T17"><text:line-break/></text:span><text:span text:style-name="T17">nicht sauber runterfahren.</text:span></text:p>
            <text:list text:style-name="L3">
              <text:list-item>
                <text:p text:style-name="P20"><text:span text:style-name="T18">time docker stop nn</text:span></text:p>
              </text:list-item>
            </text:list>
            <text:p text:style-name="P16"><text:span text:style-name="T13">Nach 10 Sekunden</text:span><text:span text:style-name="T13"><text:line-break/></text:span><text:span text:style-name="T13">verliert das System die Geduld</text:span><text:span text:style-name="T13"><text:line-break/></text:span><text:span text:style-name="T13">und "schaltet den Strom ab" (Crash!).</text:span><text:span text:style-name="T12"><text:line-break/></text:span><text:span text:style-name="T12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 Job von init in Docker: Sigterm</text:p>
          </draw:text-box>
        </draw:frame>
        <draw:frame presentation:style-name="pr5" draw:layer="layout" svg:width="25.6cm" svg:height="12.179cm" svg:x="1cm" svg:y="4.914cm" presentation:class="outline" presentation:user-transformed="true">
          <draw:text-box>
            <text:p text:style-name="P21"><text:span text:style-name="T19">Im Dockercontainer sollte init</text:span><text:span text:style-name="T19"><text:line-break/></text:span><text:span text:style-name="T19">Sigterm behandeln!</text:span></text:p>
            <text:list text:style-name="L3">
              <text:list-item>
                <text:p>Wenn init selbst die Anwendung ist,<text:line-break/>sich selbst zügig sauber beenden<text:line-break/>(noch schnell Status retten).</text:p>
              </text:list-item>
              <text:list-item>
                <text:p>Wenn init die eigentliche Anwendung startet,<text:line-break/>Sigterm an die Anwendung weitergeben<text:line-break/>und warten, bis die Anwendung sich beendet h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8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5"><text:span text:style-name="T9">Linux-Bootprozess und init </text:span><text:span text:style-name="T8">✔</text:span></text:p>
              </text:list-item>
              <text:list-item>
                <text:p text:style-name="P5"><text:span text:style-name="T9">Signale </text:span><text:span text:style-name="T8">✔</text:span></text:p>
              </text:list-item>
              <text:list-item>
                <text:p text:style-name="P5"><text:span text:style-name="T9">Signale: init ist anders </text:span><text:span text:style-name="T8">✔</text:span></text:p>
              </text:list-item>
              <text:list-item>
                <text:p text:style-name="P5"><text:span text:style-name="T2">Prozesse: system vs. Exec</text:span></text:p>
              </text:list-item>
              <text:list-item>
                <text:p text:style-name="P5"><text:span text:style-name="T1">Prozesse: Returnwert</text:span></text:p>
              </text:list-item>
              <text:list-item>
                <text:p text:style-name="P5"><text:span text:style-name="T1">Verwaiste Prozesse</text:span></text:p>
              </text:list-item>
              <text:list-item>
                <text:p text:style-name="P5"><text:span text:style-name="T1">Init: Das Waisenhaus</text:span></text:p>
              </text:list-item>
            </text:list>
            <text:p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vs. exec</text:p>
          </draw:text-box>
        </draw:frame>
        <draw:frame presentation:style-name="pr5" draw:layer="layout" svg:width="26cm" svg:height="12.179cm" svg:x="1.4cm" svg:y="4.914cm" presentation:class="outline" presentation:user-transformed="true">
          <draw:text-box>
            <text:list text:style-name="L3">
              <text:list-item>
                <text:p>"system"</text:p>
                <text:list>
                  <text:list-item>
                    <text:p>in Python: <text:span text:style-name="T11">os.system</text:span> oder moderner<text:line-break/><text:span text:style-name="T11">subprocess.run</text:span> bzw. <text:span text:style-name="T11">subprocess.Popen</text:span></text:p>
                  </text:list-item>
                  <text:list-item>
                    <text:p><text:span text:style-name="T20">in Shell: Normalfall.</text:span></text:p>
                  </text:list-item>
                </text:list>
              </text:list-item>
              <text:list-item>
                <text:p>startet ein neues Programm</text:p>
              </text:list-item>
              <text:list-item>
                <text:p>und man kann aus dem laufenden Programm</text:p>
                <text:list>
                  <text:list-item>
                    <text:p>damit interagieren</text:p>
                  </text:list-item>
                  <text:list-item>
                    <text:p>später schauen, was daraus geworden ist (kommt gleich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vs. exec</text:p>
          </draw:text-box>
        </draw:frame>
        <draw:frame presentation:style-name="pr5" draw:layer="layout" svg:width="26cm" svg:height="12.179cm" svg:x="1.4cm" svg:y="4.914cm" presentation:class="outline" presentation:user-transformed="true">
          <draw:text-box>
            <text:list text:style-name="L3">
              <text:list-item>
                <text:p>"exec"</text:p>
                <text:list>
                  <text:list-item>
                    <text:p>in Python: <text:span text:style-name="T11">os.exec* </text:span><text:span text:style-name="T20">Funktionen</text:span></text:p>
                  </text:list-item>
                  <text:list-item>
                    <text:p><text:span text:style-name="T20">in Shell: </text:span><text:span text:style-name="T11">exec </text:span></text:p>
                  </text:list-item>
                </text:list>
              </text:list-item>
              <text:list-item>
                <text:p>ersetzt das laufende Programm<text:line-break/>durch einen Nachfolger</text:p>
              </text:list-item>
              <text:list-item>
                <text:p>der Nachfolger erbt die Prozessid<text:line-break/>(ist also ggf. immer noch Prozess 1,<text:line-break/>also init mit allen Rechten und Pflichten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15" draw:layer="layout" svg:width="25.8cm" svg:height="12.179cm" svg:x="1.4cm" svg:y="4.914cm" presentation:class="outline" presentation:user-transformed="true">
          <draw:text-box>
            <text:list text:style-name="L4">
              <text:list-item>
                <text:p text:style-name="P18"><text:span text:style-name="T21">docker run --name n1 -ti --rm python:3.8-buster \</text:span><text:span text:style-name="T21"><text:line-break/></text:span><text:span text:style-name="T21"> <text:s/>/bin/sh -c 'sleep 90'</text:span></text:p>
              </text:list-item>
              <text:list-item>
                <text:p text:style-name="P18"><text:span text:style-name="T21">docker exec -ti n1 ps fax</text:span><text:span text:style-name="T21"><text:line-break/></text:span><text:span text:style-name="T21">docker stop n1</text:span></text:p>
              </text:list-item>
              <text:list-item>
                <text:p text:style-name="P18"><text:span text:style-name="T21">docker run --name n2 -ti --rm python:3.8-buster \</text:span><text:span text:style-name="T21"><text:line-break/></text:span><text:span text:style-name="T21"> <text:s/>/bin/sh -c 'exec sleep 90'</text:span></text:p>
              </text:list-item>
              <text:list-item>
                <text:p text:style-name="P18"><text:span text:style-name="T21">docker exec -ti n2 ps fax</text:span><text:span text:style-name="T21"><text:line-break/></text:span><text:span text:style-name="T21">docker stop n2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9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22"><text:span text:style-name="T9">Linux-Bootprozess und init </text:span><text:span text:style-name="T8">✔</text:span></text:p>
              </text:list-item>
              <text:list-item>
                <text:p text:style-name="P22"><text:span text:style-name="T9">Signale </text:span><text:span text:style-name="T8">✔</text:span></text:p>
              </text:list-item>
              <text:list-item>
                <text:p text:style-name="P22"><text:span text:style-name="T9">Signale: init ist anders </text:span><text:span text:style-name="T8">✔</text:span></text:p>
              </text:list-item>
              <text:list-item>
                <text:p text:style-name="P22"><text:span text:style-name="T9">Prozesse: system vs. Exec </text:span><text:span text:style-name="T8">✔</text:span></text:p>
              </text:list-item>
              <text:list-item>
                <text:p text:style-name="P22"><text:span text:style-name="T2">Prozesse: Returnwert</text:span></text:p>
              </text:list-item>
              <text:list-item>
                <text:p text:style-name="P22"><text:span text:style-name="T1">Verwaiste Prozesse</text:span></text:p>
              </text:list-item>
              <text:list-item>
                <text:p text:style-name="P22"><text:span text:style-name="T1">Init: Das Waisenhaus</text:span></text:p>
              </text:list-item>
            </text:list>
            <text:p text:style-name="P23"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 Endergebnis: Der Exitwert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p>UNIX / Linux – Konvention:</text:p>
            <text:list text:style-name="L3">
              <text:list-item>
                <text:p>Exitwert 0 bedeutet: Alles gut</text:p>
              </text:list-item>
              <text:list-item>
                <text:p>Exitwert != 0 (1 bis 255) bedeutet: Programm gescheitert.</text:p>
              </text:list-item>
              <text:list-item>
                <text:p><text:span text:style-name="T11">subprocess.run( …, check=true, …)</text:span><text:span text:style-name="T11"><text:line-break/></text:span><text:span text:style-name="T20">übersetzt den Exitwert des aufgerufenen Programms</text:span><text:span text:style-name="T20"><text:line-break/></text:span><text:span text:style-name="T20">in eine Python-Exception.</text:span></text:p>
              </text:list-item>
            </text:list>
            <text:p text:style-name="P24">Experiment:</text:p>
            <text:p><text:span text:style-name="T11">true; echo $?</text:span></text:p>
            <text:p><text:span text:style-name="T11">false; echo $?</text:span></text:p>
            <text:p><text:span text:style-name="T11">python3 -c 'import sys; sys.exit(7)'; echo $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b von Docker - init</text:p>
          </draw:text-box>
        </draw:frame>
        <draw:frame presentation:style-name="pr5" draw:layer="layout" svg:width="25.199cm" svg:height="12.286cm" svg:x="1.4cm" svg:y="4.914cm" presentation:class="outline" presentation:user-transformed="true">
          <draw:text-box>
            <text:p text:style-name="P25"><text:span text:style-name="T22">Der Laufzeitumgebung ehrlich mitteilen,</text:span><text:span text:style-name="T22"><text:line-break/></text:span><text:span text:style-name="T22">ob alles gut war oder nicht.</text:span></text:p>
            <text:p>Anfängerfehler:</text:p>
            <text:p>Die Anwendung kommt nicht an die Datenbank,<text:line-break/>aber scheitert nicht sofort (mit Exitwert != 0)<text:line-break/>sondern macht weiter.</text:p>
            <text:p>Das kann dazu führen, das Kubernetes die vorige Version, die noch an die Datenbank kam, abräumt<text:line-break/>und durch die neue, kaputte ersetzt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tern, hütet Eure Kinder!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Prozesse sind hierarchisch geordnet.</text:p>
              </text:list-item>
              <text:list-item>
                <text:p>Wer einen Prozess startet, ist der Elternprozess und hat nun einen Kindprozess.</text:p>
              </text:list-item>
              <text:list-item>
                <text:p>Elternprozesse überleben <text:span text:style-name="T23">in der Regel</text:span><text:span text:style-name="T23"><text:line-break/></text:span>ihre Kindprozesse.</text:p>
              </text:list-item>
              <text:list-item>
                <text:p>Der Elternprozess hat die moralische Verpflichtung, den Exitwert der Kinder zu verarbeiten.</text:p>
              </text:list-item>
              <text:list-item>
                <text:p>Unter der Motorhaube: SIGCHLD-Sig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10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22"><text:span text:style-name="T9">Linux-Bootprozess und init </text:span><text:span text:style-name="T8">✔</text:span></text:p>
              </text:list-item>
              <text:list-item>
                <text:p text:style-name="P22"><text:span text:style-name="T9">Signale </text:span><text:span text:style-name="T8">✔</text:span></text:p>
              </text:list-item>
              <text:list-item>
                <text:p text:style-name="P22"><text:span text:style-name="T9">Signale: init ist anders </text:span><text:span text:style-name="T8">✔</text:span></text:p>
              </text:list-item>
              <text:list-item>
                <text:p text:style-name="P22"><text:span text:style-name="T9">Prozesse: system vs. Exec </text:span><text:span text:style-name="T8">✔</text:span></text:p>
              </text:list-item>
              <text:list-item>
                <text:p text:style-name="P22"><text:span text:style-name="T9">Prozesse: Returnwert </text:span><text:span text:style-name="T8">✔</text:span></text:p>
              </text:list-item>
              <text:list-item>
                <text:p text:style-name="P22"><text:span text:style-name="T2">Verwaiste Prozesse</text:span></text:p>
              </text:list-item>
              <text:list-item>
                <text:p text:style-name="P22"><text:span text:style-name="T1">Init: Das Waisenhaus</text:span></text:p>
              </text:list-item>
            </text:list>
            <text:p text:style-name="P23"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isenprozesse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Ein laufender Prozess belegt viele Resourcen,<text:line-break/>insbesondere einen Slot in der Prozesstabelle des Kernels (die PID ist der Index des Slots).</text:p>
              </text:list-item>
              <text:list-item>
                <text:p>Ein beendeter Prozess belegt immer noch einen Slot in der Prozesstabelle des Kernels.</text:p>
              </text:list-item>
              <text:list-item>
                <text:p>Dort verwahrt der Kernel den Exitwert auf,<text:line-break/>bis jemand danach gefragt hat.</text:p>
              </text:list-item>
              <text:list-item>
                <text:p>Ein beendeter Prozess, von dem niemand den Exitwert wissen will, heißt "Zombie" oder ist "verwaist" oder "defunct"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layer="layout" svg:width="25.199cm" svg:height="12.886cm" svg:x="1.4cm" svg:y="4.914cm" presentation:class="outline" presentation:user-transformed="true">
          <draw:text-box>
            <text:list text:style-name="L3">
              <text:list-item>
                <text:p><text:span text:style-name="T21">docker run -ti --name=nn --rm python:3.8-buster \</text:span><text:span text:style-name="T21"><text:line-break/></text:span><text:span text:style-name="T21">sh -c 'exec sleep 600'</text:span></text:p>
              </text:list-item>
              <text:list-item>
                <text:p><text:span text:style-name="T21">docker exec -ti nn \</text:span><text:span text:style-name="T21"><text:line-break/></text:span><text:span text:style-name="T21"> <text:s/>sh -c 'sleep 2 &amp; ps fax'</text:span><text:span text:style-name="T21"><text:line-break/></text:span><text:span text:style-name="T21">docker exec -ti nn ps fax</text:span><text:span text:style-name="T21"><text:line-break/></text:span><text:span text:style-name="T21">ps ax | grep defunct</text:span></text:p>
              </text:list-item>
            </text:list>
            <text:p text:style-name="P26"><text:span text:style-name="T24">Zombieprozesse im Container</text:span><text:span text:style-name="T24"><text:line-break/></text:span><text:span text:style-name="T24">verbrauchen Prozesstabellenslots</text:span><text:span text:style-name="T24"><text:line-break/></text:span><text:span text:style-name="T24">auf dem Hos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11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22"><text:span text:style-name="T9">Linux-Bootprozess und init </text:span><text:span text:style-name="T8">✔</text:span></text:p>
              </text:list-item>
              <text:list-item>
                <text:p text:style-name="P22"><text:span text:style-name="T9">Signale </text:span><text:span text:style-name="T8">✔</text:span></text:p>
              </text:list-item>
              <text:list-item>
                <text:p text:style-name="P22"><text:span text:style-name="T9">Signale: init ist anders </text:span><text:span text:style-name="T8">✔</text:span></text:p>
              </text:list-item>
              <text:list-item>
                <text:p text:style-name="P22"><text:span text:style-name="T9">Prozesse: system vs. Exec </text:span><text:span text:style-name="T8">✔</text:span></text:p>
              </text:list-item>
              <text:list-item>
                <text:p text:style-name="P22"><text:span text:style-name="T9">Prozesse: Returnwert </text:span><text:span text:style-name="T8">✔</text:span></text:p>
              </text:list-item>
              <text:list-item>
                <text:p text:style-name="P22"><text:span text:style-name="T9">Verwaiste Prozesse </text:span><text:span text:style-name="T8">✔</text:span></text:p>
              </text:list-item>
              <text:list-item>
                <text:p text:style-name="P22"><text:span text:style-name="T2">Init: Das Waisenhaus</text:span></text:p>
              </text:list-item>
            </text:list>
            <text:p text:style-name="P23"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 ist das Waisenhaus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Zombieprozesse werden vom Kernel<text:line-break/>an<text:span text:style-name="T11"> init </text:span>gemeldet.</text:p>
              </text:list-item>
              <text:list-item>
                <text:p><text:span text:style-name="T11">Init </text:span>kann und soll den Exitwert verarbeiten.</text:p>
              </text:list-item>
              <text:list-item>
                <text:p>Wenn<text:span text:style-name="T11"> init </text:span>das nicht tut, bleiben die Zombies.</text:p>
              </text:list-item>
              <text:list-item>
                <text:p><text:span text:style-name="T9">Im Extremfall können im Container (oder gar auf dem Host) keine neuen Prozesse gestartet werden. </text:span>Was u.a. bedeutet, dass kein Shellskript mehr läuft.</text:p>
              </text:list-item>
              <text:list-item>
                <text:p>Dieser Zustand ist unangenehm.<text:line-break/>Das möchte man nich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r sind durch!</text:p>
          </draw:text-box>
        </draw:frame>
        <draw:frame presentation:style-name="pr12" draw:text-style-name="P6" draw:layer="layout" svg:width="15.6cm" svg:height="14.686cm" svg:x="7.4cm" svg:y="4.514cm" presentation:class="subtitle" presentation:user-transformed="true">
          <draw:text-box>
            <text:list text:style-name="L2">
              <text:list-item>
                <text:p text:style-name="P22"><text:span text:style-name="T9">Linux-Bootprozess und init </text:span><text:span text:style-name="T8">✔</text:span></text:p>
              </text:list-item>
              <text:list-item>
                <text:p text:style-name="P22"><text:span text:style-name="T9">Signale </text:span><text:span text:style-name="T8">✔</text:span></text:p>
              </text:list-item>
              <text:list-item>
                <text:p text:style-name="P22"><text:span text:style-name="T9">Signale: init ist anders </text:span><text:span text:style-name="T8">✔</text:span></text:p>
              </text:list-item>
              <text:list-item>
                <text:p text:style-name="P22"><text:span text:style-name="T9">Prozesse: system vs. Exec </text:span><text:span text:style-name="T8">✔</text:span></text:p>
              </text:list-item>
              <text:list-item>
                <text:p text:style-name="P22"><text:span text:style-name="T9">Prozesse: Returnwert </text:span><text:span text:style-name="T8">✔</text:span></text:p>
              </text:list-item>
              <text:list-item>
                <text:p text:style-name="P22"><text:span text:style-name="T9">Verwaiste Prozesse </text:span><text:span text:style-name="T8">✔</text:span></text:p>
              </text:list-item>
              <text:list-item>
                <text:p text:style-name="P22"><text:span text:style-name="T9">Init: Das Waisenhaus</text:span><text:span text:style-name="T25"> </text:span><text:span text:style-name="T26">✔</text:span></text:p>
              </text:list-item>
            </text:list>
            <text:p text:style-name="P23"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meless plug</text:p>
          </draw:text-box>
        </draw:frame>
        <draw:frame presentation:style-name="pr5" draw:layer="layout" svg:width="25.199cm" svg:height="7.686cm" svg:x="1.6cm" svg:y="8.914cm" presentation:class="outline" presentation:user-transformed="true">
          <draw:text-box>
            <text:p text:style-name="P8"><text:a xlink:href="https://github.com/aknrdureegaesr/yasinit" xlink:type="simple">https://github.com/aknrdureegaesr/yasinit</text:a></text:p>
            <text:p text:style-name="P8">"Yet Another Simple Init"</text:p>
            <text:p text:style-name="P8">Python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entscheidungen yasinit</text:p>
          </draw:text-box>
        </draw:frame>
        <draw:frame presentation:style-name="pr5" draw:layer="layout" svg:width="25.199cm" svg:height="13.6cm" svg:x="1.2cm" svg:y="4.563cm" presentation:class="outline" presentation:user-transformed="true">
          <draw:text-box>
            <text:list text:style-name="L3">
              <text:list-item>
                <text:p>Implementierung in Python.</text:p>
              </text:list-item>
              <text:list-item>
                <text:p>Ein oder mehrere Programme<text:line-break/>können gestartet werden.</text:p>
                <text:list>
                  <text:list-item>
                    <text:p>Ein Programm via Kommandozeile,</text:p>
                  </text:list-item>
                  <text:list-item>
                    <text:p>mehrere via Configdatei.</text:p>
                  </text:list-item>
                </text:list>
              </text:list-item>
              <text:list-item>
                <text:p>Ein Programm scheitert: Aufgeben<text:line-break/>Restart Job von Kubernetes, <text:span text:style-name="T11">systemd</text:span>, ...</text:p>
              </text:list-item>
              <text:list-item>
                <text:p>Log auf Stder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8cm" svg:y="7.4cm" presentation:class="title" presentation:user-transformed="true">
          <draw:text-box>
            <text:p>Fragen? Bemerkungen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WenQuanYi Zen Hei2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6" svg:font-family="'Liberation Sans'" style:font-adornments="Standard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/>
      <style:paragraph-properties fo:text-align="start">
        <style:tab-stops/>
      </style:paragraph-properties>
      <style:text-properties fo:color="#000000" style:font-name="Liberation Sans6" fo:font-family="'Liberation Sans'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shadow-color="#000000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svg:stroke-color="#3465a4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text:date style:data-style-name="D4" text:date-value="2020-04-26">26.04.2020</text:date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7cm" svg:y="19.131cm">
        <draw:text-box>
          <text:p text:style-name="MP3"><text:span text:style-name="MT1"><text:page-number>&lt;Foliennummer&gt;</text:page-number></text:span><text:span text:style-name="MT1"><text:s/>/ </text:span><text:span text:style-name="MT1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Krüger</meta:initial-creator>
    <meta:creation-date>2016-11-13T20:35:21.584667923</meta:creation-date>
    <dc:date>2020-04-26T14:43:03.131331397</dc:date>
    <meta:editing-duration>PT18H6M27S</meta:editing-duration>
    <meta:editing-cycles>124</meta:editing-cycles>
    <meta:generator>LibreOffice/6.1.5.2$Linux_X86_64 LibreOffice_project/10$Build-2</meta:generator>
    <meta:document-statistic meta:object-count="161"/>
  </office:meta>
</office:document-meta>
</file>